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994cm" fo:min-width="3.7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6cm" svg:x="0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878cm" svg:y1="5.822cm" svg:x2="5.122cm" svg:y2="1.578cm" draw:start-shape="id1" draw:start-glue-point="7" draw:end-shape="id1" draw:end-glue-point="11" svg:d="M878 5822l4244-4244" svg:viewBox="0 0 4245 4245">
          <text:p/>
        </draw:connector>
        <draw:connector draw:style-name="gr2" draw:text-style-name="P2" draw:layer="layout" draw:type="line" svg:x1="3cm" svg:y1="6.7cm" svg:x2="3cm" svg:y2="0.7cm" draw:start-shape="id1" draw:start-glue-point="8" draw:end-shape="id1" draw:end-glue-point="4" svg:d="M3000 6700v-6000" svg:viewBox="0 0 1 6001">
          <text:p/>
        </draw:connector>
        <draw:connector draw:style-name="gr2" draw:text-style-name="P2" draw:layer="layout" draw:type="line" svg:x1="0cm" svg:y1="3.7cm" svg:x2="6cm" svg:y2="3.7cm" draw:start-shape="id1" draw:start-glue-point="6" draw:end-shape="id1" draw:end-glue-point="10" svg:d="M0 3700h6000" svg:viewBox="0 0 6001 1">
          <text:p/>
        </draw:connector>
        <draw:connector draw:style-name="gr2" draw:text-style-name="P2" draw:layer="layout" draw:type="line" svg:x1="5.122cm" svg:y1="5.822cm" svg:x2="0.878cm" svg:y2="1.578cm" draw:start-shape="id1" draw:start-glue-point="9" draw:end-shape="id1" draw:end-glue-point="5" svg:d="M5122 5822l-4244-4244" svg:viewBox="0 0 4245 4245">
          <text:p/>
        </draw:connector>
        <draw:frame draw:style-name="gr3" draw:text-style-name="P3" draw:layer="layout" svg:width="0.82cm" svg:height="0.962cm" svg:x="5.78cm" svg:y="2.938cm">
          <draw:text-box>
            <text:p>x</text:p>
          </draw:text-box>
        </draw:frame>
        <draw:frame draw:style-name="gr4" draw:text-style-name="P3" draw:layer="layout" svg:width="0.82cm" svg:height="0.962cm" svg:x="2.98cm" svg:y="0cm">
          <draw:text-box>
            <text:p>y</text:p>
          </draw:text-box>
        </draw:frame>
        <draw:frame draw:style-name="gr5" draw:text-style-name="P3" draw:layer="layout" svg:width="1.1cm" svg:height="0.962cm" svg:x="5cm" svg:y="0.8cm">
          <draw:text-box>
            <text:p>x’</text:p>
          </draw:text-box>
        </draw:frame>
        <draw:frame draw:style-name="gr6" draw:text-style-name="P3" draw:layer="layout" svg:width="1.02cm" svg:height="1.673cm" svg:x="0.28cm" svg:y="0.8cm">
          <draw:text-box>
            <text:p>y’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21:28:32.427950422</meta:creation-date>
    <dc:date>2021-01-13T21:46:08.381072096</dc:date>
    <meta:editing-duration>PT7M15S</meta:editing-duration>
    <meta:editing-cycles>2</meta:editing-cycles>
    <meta:generator>LibreOffice/6.0.7.3$Linux_X86_64 LibreOffice_project/00m0$Build-3</meta:generator>
    <meta:document-statistic meta:object-count="9"/>
  </office:meta>
</office:document-meta>
</file>